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272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Tahoma" style:font-size-complex="11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Script On Impa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E DATABASE CM</text:p>
          </table:table-cell>
          <table:table-cell table:style-name="ce1"/>
          <table:table-cell table:style-name="ce2" office:value-type="string" calcext:value-type="string">
            <text:p>create database c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E TABLE ON DB CM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agentdim</text:p>
          </table:table-cell>
          <table:table-cell table:style-name="ce2" office:value-type="string" calcext:value-type="string">
            <text:p>CREATE TABLE cm.agentdim ( <text:s text:c="2"/>agentkey STRING, <text:s text:c="3"/>sourceid STRING, <text:s text:c="3"/>sourcename STRING, <text:s text:c="3"/>sourcedisplayname STRING, <text:s text:c="3"/>acd INT, <text:s text:c="3"/>acdname STRING, <text:s text:c="3"/>acddisplayname STRING, <text:s text:c="3"/>agentlogid INT, <text:s text:c="3"/>agentname STRING, <text:s text:c="3"/>agentdisplayname STRING, <text:s text:c="3"/>cms STRING ) PARTITIONED BY ( <text:s text:c="2"/>par_day INT ) STORED AS PARQUE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avaya_list14</text:p>
          </table:table-cell>
          <table:table-cell table:style-name="ce2" office:value-type="string" calcext:value-type="string">
            <text:p>CREATE TABLE cm.avaya_list14 ( <text:s text:c="2"/>ban STRING, <text:s text:c="3"/>custname STRING, <text:s text:c="3"/>acctype STRING, <text:s text:c="3"/>accsubtype STRING, <text:s text:c="3"/>companycode STRING, <text:s text:c="3"/>billcycle STRING, <text:s text:c="3"/>creditclass STRING, <text:s text:c="3"/>bansta STRING, <text:s text:c="3"/>banstadate STRING, <text:s text:c="3"/>banstareason STRING, <text:s text:c="3"/>prodtype STRING, <text:s text:c="3"/>prodid1 STRING, <text:s text:c="3"/>arbalance STRING, <text:s text:c="3"/>pastdueamount STRING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ommitpatdte STRING, <text:s text:c="3"/>callbckdte STRING, <text:s text:c="3"/>convergenflg STRING, <text:s text:c="3"/>prodgrppack STRING, <text:s text:c="3"/>fstcalldial STRING, <text:s text:c="3"/>fuid STRING, <text:s text:c="3"/>countban STRING, <text:s text:c="3"/>sumamount STRING, <text:s text:c="3"/>sumpastdue STRING, <text:s text:c="3"/>agent STRING, <text:s text:c="3"/>code STRING, <text:s text:c="3"/>counter STRING, <text:s text:c="3"/>entrydate STRING, <text:s text:c="3"/>recalldate STRING, <text:s text:c="3"/>recalltime STRING, <text:s text:c="3"/>dte STRING, <text:s text:c="3"/>tme STRING, <text:s text:c="3"/>jobname STRING, <text:s text:c="3"/>id STRING, <text:s text:c="3"/>inputdate STRING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avaya_list17</text:p>
          </table:table-cell>
          <table:table-cell table:style-name="ce2" office:value-type="string" calcext:value-type="string">
            <text:p>CREATE TABLE cm.avaya_list17 ( <text:s text:c="2"/>ban STRING, <text:s text:c="3"/>custname STRING, <text:s text:c="3"/>acctype STRING, <text:s text:c="3"/>accsubtype STRING, <text:s text:c="3"/>companycode STRING, <text:s text:c="3"/>billcycle STRING, <text:s text:c="3"/>creditclass STRING, <text:s text:c="3"/>bansta STRING, <text:s text:c="3"/>banstadate STRING, <text:s text:c="3"/>banstareason STRING, <text:s text:c="3"/>prodtype STRING, <text:s text:c="3"/>prodid1 STRING, <text:s text:c="3"/>arbalance STRING, <text:s text:c="3"/>pastdueamount STRING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ommitpatdte STRING, <text:s text:c="3"/>callbckdte STRING, <text:s text:c="3"/>convergenflg STRING, <text:s text:c="3"/>prodgrppack STRING, <text:s text:c="3"/>fstcalldial STRING, <text:s text:c="3"/>fuid STRING, <text:s text:c="3"/>countban STRING, <text:s text:c="3"/>sumamount STRING, <text:s text:c="3"/>sumpastdue STRING, <text:s text:c="3"/>agent STRING, <text:s text:c="3"/>code STRING, <text:s text:c="3"/>counter STRING, <text:s text:c="3"/>entrydate STRING, <text:s text:c="3"/>recalldate STRING, <text:s text:c="3"/>recalltime STRING, <text:s text:c="3"/>dte STRING, <text:s text:c="3"/>tme STRING, <text:s text:c="3"/>jobname STRING, <text:s text:c="3"/>id STRING, <text:s text:c="3"/>inputdate STRING, <text:s text:c="3"/>accountsubtype STRING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avaya_list2</text:p>
          </table:table-cell>
          <table:table-cell table:style-name="ce2" office:value-type="string" calcext:value-type="string">
            <text:p>CREATE TABLE cm.avaya_list2 ( <text:s text:c="2"/>genid INT, <text:s text:c="3"/>commitpatdte STRING, <text:s text:c="3"/>agent_id STRING, <text:s text:c="3"/>completion_code INT, <text:s text:c="3"/>inputdate STRING, <text:s text:c="3"/>accountsubtype STRING, <text:s text:c="3"/>ban INT, <text:s text:c="3"/>custname STRING, <text:s text:c="3"/>acctype STRING, <text:s text:c="3"/>accsubtype STRING, <text:s text:c="3"/>companycode STRING, <text:s text:c="3"/>billcycle INT, <text:s text:c="3"/>creditclass STRING, <text:s text:c="3"/>bansta STRING, <text:s text:c="3"/>banstadate STRING, <text:s text:c="3"/>banstareason STRING, <text:s text:c="3"/>prodtype STRING, <text:s text:c="3"/>prodid1 INT, <text:s text:c="3"/>arbalance DECIMAL(18,2), <text:s text:c="3"/>pastdueamount DECIMAL(18,2)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allbckdte STRING, <text:s text:c="3"/>convergenflg STRING, <text:s text:c="3"/>prodgrppack STRING, <text:s text:c="3"/>fuid STRING, <text:s text:c="3"/>countban INT, <text:s text:c="3"/>fstcalldial STRING, <text:s text:c="3"/>sumamount INT, <text:s text:c="3"/>sumpastdue INT, <text:s text:c="3"/>counter INT, <text:s text:c="3"/>entrydate STRING, <text:s text:c="3"/>recalldate STRING, <text:s text:c="3"/>dte STRING, <text:s text:c="3"/>recalltime STRING, <text:s text:c="3"/>tme STRING, <text:s text:c="3"/>jobname STRING, <text:s text:c="3"/>id INT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avaya_list6</text:p>
          </table:table-cell>
          <table:table-cell table:style-name="ce2" office:value-type="string" calcext:value-type="string">
            <text:p>CREATE TABLE cm.avaya_list6 ( <text:s text:c="2"/>ban STRING, <text:s text:c="3"/>custname STRING, <text:s text:c="3"/>acctype STRING, <text:s text:c="3"/>accsubtype STRING, <text:s text:c="3"/>companycode STRING, <text:s text:c="3"/>billcycle STRING, <text:s text:c="3"/>creditclass STRING, <text:s text:c="3"/>bansta STRING, <text:s text:c="3"/>banstadate STRING, <text:s text:c="3"/>banstareason STRING, <text:s text:c="3"/>prodtype STRING, <text:s text:c="3"/>prodid1 STRING, <text:s text:c="3"/>arbalance STRING, <text:s text:c="3"/>pastdueamount STRING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ommitpatdte STRING, <text:s text:c="3"/>callbckdte STRING, <text:s text:c="3"/>convergenflg STRING, <text:s text:c="3"/>prodgrppack STRING, <text:s text:c="3"/>fstcalldial STRING, <text:s text:c="3"/>fuid STRING, <text:s text:c="3"/>countban STRING, <text:s text:c="3"/>sumamount STRING, <text:s text:c="3"/>sumpastdue STRING, <text:s text:c="3"/>agent STRING, <text:s text:c="3"/>code STRING, <text:s text:c="3"/>counter STRING, <text:s text:c="3"/>entrydate STRING, <text:s text:c="3"/>recalldate STRING, <text:s text:c="3"/>recalltime STRING, <text:s text:c="3"/>dte STRING, <text:s text:c="3"/>tme STRING, <text:s text:c="3"/>jobname STRING, <text:s text:c="3"/>id STRING, <text:s text:c="3"/>inputdate STRING ) PARTITIONED BY ( <text:s text:c="2"/>par_day INT ) STORED AS PARQUE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callsegmentfact</text:p>
          </table:table-cell>
          <table:table-cell table:style-name="ce2" office:value-type="string" calcext:value-type="string">
            <text:p>CREATE TABLE cm.callsegmentfact ( <text:s text:c="2"/>callsegmentfactkey INT, <text:s text:c="3"/>callid INT, <text:s text:c="3"/>segmentstarttime TIMESTAMP, <text:s text:c="3"/>segmentstartdatekey INT, <text:s text:c="3"/>segmentstarttimedkey INT, <text:s text:c="3"/>segmentstart_utc TIMESTAMP, <text:s text:c="3"/>segmentstoptime TIMESTAMP, <text:s text:c="3"/>segmentstopdatekey INT, <text:s text:c="3"/>segmentstoptimekey INT, <text:s text:c="3"/>segmentstop_utc TIMESTAMP, <text:s text:c="3"/>datekey STRING, <text:s text:c="3"/>ucid STRING, <text:s text:c="3"/>dispositionvdnkey INT, <text:s text:c="3"/>dispositionskillkey INT, <text:s text:c="3"/>skilllevel INT, <text:s text:c="3"/>answeringagentkey INT, <text:s text:c="3"/>answeringagentlocationkey INT, <text:s text:c="3"/>originalagentkey INT, <text:s text:c="3"/>originalagentlocationkey INT, <text:s text:c="3"/>dispositionkey INT, <text:s text:c="3"/>prioritykey INT, <text:s text:c="3"/>informationindicatorkey INT, <text:s text:c="3"/>dialednumber STRING, <text:s text:c="3"/>callingparty STRING, <text:s text:c="3"/>junkkey INT, <text:s text:c="3"/>queuetime INT, <text:s text:c="3"/>talktime INT, <text:s text:c="3"/>duration INT, <text:s text:c="3"/>holdtime INT, <text:s text:c="3"/>timeheld INT, <text:s text:c="3"/>lastobserverkey INT, <text:s text:c="3"/>observinglocidkey INT, <text:s text:c="3"/>equipmentlocidkey INT, <text:s text:c="3"/>skill1key INT, <text:s text:c="3"/>skill2key INT, <text:s text:c="3"/>skill3key INT, <text:s text:c="3"/>vdn1key INT, <text:s text:c="3"/>vdn2key INT, <text:s text:c="3"/>vdn3key INT, <text:s text:c="3"/>vdn4key INT, <text:s text:c="3"/>vdn5key INT, <text:s text:c="3"/>vdn6key INT, <text:s text:c="3"/>vdn7key INT, <text:s text:c="3"/>vdn8key INT, <text:s text:c="3"/>vdn9key INT, <text:s text:c="3"/>dispositionvectorkey INT, <text:s text:c="3"/>vector1key INT, <text:s text:c="3"/>answerauxreason INT, <text:s text:c="3"/>originatingauxreason INT, <text:s text:c="3"/>netintime INT, <text:s text:c="3"/>origholdtime INT, <text:s text:c="3"/>dispositiontime INT, <text:s text:c="3"/>consulttime INT, <text:s text:c="3"/>wrapuptime INT, <text:s text:c="3"/>collecteddigits STRING, <text:s text:c="3"/>cwc1 STRING, <text:s text:c="3"/>cwc2 STRING, <text:s text:c="3"/>cwc3 STRING, <text:s text:c="3"/>cwc4 STRING, <text:s text:c="3"/>cwc5 STRING, <text:s text:c="3"/>lastcwc STRING, <text:s text:c="3"/>event1 INT, <text:s text:c="3"/>event2 INT, <text:s text:c="3"/>event3 INT, <text:s text:c="3"/>event4 INT, <text:s text:c="3"/>event5 INT, <text:s text:c="3"/>event6 INT, <text:s text:c="3"/>event7 INT, <text:s text:c="3"/>event8 INT, <text:s text:c="3"/>event9 INT, <text:s text:c="3"/>equipmentlocation STRING, <text:s text:c="3"/>trunkgroup INT, <text:s text:c="3"/>callsegment INT, <text:s text:c="3"/>uuilength INT, <text:s text:c="3"/>ringtime INT, <text:s text:c="3"/>asaiuui STRING, <text:s text:c="3"/>skillcptime INT, <text:s text:c="3"/>interuptdel INT, <text:s text:c="3"/>agentsurplus INT, <text:s text:c="3"/>agentskilllevel INT, <text:s text:c="3"/>prefskilllevel INT, <text:s text:c="3"/>cms STRING, <text:s text:c="3"/>c2gid INT, <text:s text:c="3"/>acdkey INT, <text:s text:c="3"/>icrresent INT, <text:s text:c="3"/>icrpullreasonkey INT, <text:s text:c="3"/>orig_attrib_id INT, <text:s text:c="3"/>ans_attrib_id INT, <text:s text:c="3"/>obs_attrib_id INT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datedim</text:p>
          </table:table-cell>
          <table:table-cell table:style-name="ce2" office:value-type="string" calcext:value-type="string">
            <text:p>CREATE TABLE cm.datedim ( <text:s text:c="2"/>datekey INT, <text:s text:c="3"/>sqldate TIMESTAMP, <text:s text:c="3"/>date_str STRING, <text:s text:c="3"/>fulldatedescr STRING, <text:s text:c="3"/>dayofweek INT, <text:s text:c="3"/>weekofmonth INT, <text:s text:c="3"/>weekofyear INT, <text:s text:c="3"/>calendarmonth INT, <text:s text:c="3"/>calendaryear INT, <text:s text:c="3"/>dayofmonth INT ) PARTITIONED BY ( <text:s text:c="2"/>par_day INT ) STORED AS PARQUE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ech_agentdim</text:p>
          </table:table-cell>
          <table:table-cell table:style-name="ce2" office:value-type="string" calcext:value-type="string">
            <text:p>CREATE TABLE cm.ech_agentdim ( <text:s text:c="2"/>agentkey STRING, <text:s text:c="3"/>sourceid STRING, <text:s text:c="3"/>sourcename STRING, <text:s text:c="3"/>sourcedisplayname STRING, <text:s text:c="3"/>acd INT, <text:s text:c="3"/>acdname STRING, <text:s text:c="3"/>acddisplayname STRING, <text:s text:c="3"/>agentlogid INT, <text:s text:c="3"/>agentname STRING, <text:s text:c="3"/>agentdisplayname STRING, <text:s text:c="3"/>cms STRING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ivr_1331</text:p>
          </table:table-cell>
          <table:table-cell table:style-name="ce2" office:value-type="string" calcext:value-type="string">
            <text:p>CREATE TABLE cm.ivr_1331 ( <text:s text:c="2"/>date_time STRING, <text:s text:c="3"/>dnis INT, <text:s text:c="3"/>agent STRING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STRING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ivr_1686</text:p>
          </table:table-cell>
          <table:table-cell table:style-name="ce2" office:value-type="string" calcext:value-type="string">
            <text:p>CREATE TABLE cm.ivr_1686 ( <text:s text:c="2"/>date_time STRING, <text:s text:c="3"/>dnis INT, <text:s text:c="3"/>agent STRING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INT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ivr_9009000</text:p>
          </table:table-cell>
          <table:table-cell table:style-name="ce2" office:value-type="string" calcext:value-type="string">
            <text:p>CREATE TABLE cm.ivr_9009000 ( <text:s text:c="2"/>date_time STRING, <text:s text:c="3"/>dnis INT, <text:s text:c="3"/>agent STRING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STRING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ivr_survey</text:p>
          </table:table-cell>
          <table:table-cell table:style-name="ce2" office:value-type="string" calcext:value-type="string">
            <text:p>CREATE TABLE cm.ivr_survey ( <text:s text:c="2"/>date_time STRING, <text:s text:c="3"/>id_avaya INT, <text:s text:c="3"/>score INT, <text:s text:c="3"/>msisdn STRING, <text:s text:c="3"/>vdn INT, <text:s text:c="3"/>eduid STRING, <text:s text:c="3"/>reason INT, <text:s text:c="3"/>survey_type STRING, <text:s text:c="3"/>pabx_ani STRING, <text:s text:c="3"/>reason2 INT, <text:s text:c="3"/>model_type INT ) PARTITIONED BY ( <text:s text:c="2"/>par_month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ivr_tvs</text:p>
          </table:table-cell>
          <table:table-cell table:style-name="ce2" office:value-type="string" calcext:value-type="string">
            <text:p>CREATE TABLE cm.ivr_tvs ( <text:s text:c="2"/>date_time STRING, <text:s text:c="3"/>dnis INT, <text:s text:c="3"/>agent INT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STRING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skilldim</text:p>
          </table:table-cell>
          <table:table-cell table:style-name="ce2" office:value-type="string" calcext:value-type="string">
            <text:p>CREATE TABLE cm.skilldim ( <text:s text:c="2"/>skillkey INT, <text:s text:c="3"/>sourceid INT, <text:s text:c="3"/>sourcename STRING, <text:s text:c="3"/>sourcedisplayname STRING, <text:s text:c="3"/>skillnumber INT, <text:s text:c="3"/>skillname STRING, <text:s text:c="3"/>skilldescr STRING, <text:s text:c="3"/>skilldisplayname STRING, <text:s text:c="3"/>acd INT, <text:s text:c="3"/>acdname STRING, <text:s text:c="3"/>acddisplayname STRING, <text:s text:c="3"/>cms STRING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tbl_cms_hagent</text:p>
          </table:table-cell>
          <table:table-cell table:style-name="ce2" office:value-type="string" calcext:value-type="string">
            <text:p>CREATE TABLE cm.tbl_cms_hagent ( <text:s text:c="2"/>row_date STRING, <text:s text:c="3"/>starttime INT, <text:s text:c="3"/>intrvl INT, <text:s text:c="3"/>acd INT, <text:s text:c="3"/>split INT, <text:s text:c="3"/>extension INT, <text:s text:c="3"/>logid INT, <text:s text:c="3"/>loc_id INT, <text:s text:c="3"/>rsv_level INT, <text:s text:c="3"/>i_stafftime INT, <text:s text:c="3"/>ti_stafftime INT, <text:s text:c="3"/>i_availtime INT, <text:s text:c="3"/>ti_availtime INT, <text:s text:c="3"/>i_acdtime INT, <text:s text:c="3"/>i_acwtime INT, <text:s text:c="3"/>i_acwouttime INT, <text:s text:c="3"/>i_acwintime INT, <text:s text:c="3"/>ti_auxtime INT, <text:s text:c="3"/>i_auxouttime INT, <text:s text:c="3"/>i_auxintime INT, <text:s text:c="3"/>i_othertime INT, <text:s text:c="3"/>acwincalls INT, <text:s text:c="3"/>acwintime INT, <text:s text:c="3"/>auxincalls INT, <text:s text:c="3"/>auxintime INT, <text:s text:c="3"/>acwoutcalls INT, <text:s text:c="3"/>acwouttime INT, <text:s text:c="3"/>acwoutoffcalls INT, <text:s text:c="3"/>acwoutofftime INT, <text:s text:c="3"/>acwoutadjcalls INT, <text:s text:c="3"/>auxoutcalls INT, <text:s text:c="3"/>auxouttime INT, <text:s text:c="3"/>auxoutoffcalls INT, <text:s text:c="3"/>auxoutofftime INT, <text:s text:c="3"/>auxoutadjcalls INT, <text:s text:c="3"/>event1 INT, <text:s text:c="3"/>event2 INT, <text:s text:c="3"/>event3 INT, <text:s text:c="3"/>event4 INT, <text:s text:c="3"/>event5 INT, <text:s text:c="3"/>event6 INT, <text:s text:c="3"/>event7 INT, <text:s text:c="3"/>event8 INT, <text:s text:c="3"/>event9 INT, <text:s text:c="3"/>assists INT, <text:s text:c="3"/>acdcalls INT, <text:s text:c="3"/>acdtime INT, <text:s text:c="3"/>acwtime INT, <text:s text:c="3"/>o_acdcalls INT, <text:s text:c="3"/>o_acdtime INT, <text:s text:c="3"/>o_acwtime INT, <text:s text:c="3"/>da_acdcalls INT, <text:s text:c="3"/>da_anstime INT, <text:s text:c="3"/>da_abncalls INT, <text:s text:c="3"/>da_abntime INT, <text:s text:c="3"/>holdcalls INT, <text:s text:c="3"/>holdtime INT, <text:s text:c="3"/>holdabncalls INT, <text:s text:c="3"/>transferred INT, <text:s text:c="3"/>conference INT, <text:s text:c="3"/>abncalls INT, <text:s text:c="3"/>abntime INT, <text:s text:c="3"/>i_ringtime INT, <text:s text:c="3"/>i_da_acdtime INT, <text:s text:c="3"/>i_da_acwtime INT, <text:s text:c="3"/>da_acdtime INT, <text:s text:c="3"/>da_acwtime INT, <text:s text:c="3"/>da_othercalls INT, <text:s text:c="3"/>da_othertime INT, <text:s text:c="3"/>ringcalls INT, <text:s text:c="3"/>ringtime INT, <text:s text:c="3"/>ansringtime INT, <text:s text:c="3"/>ti_othertime INT, <text:s text:c="3"/>da_acwincalls INT, <text:s text:c="3"/>da_acwintime INT, <text:s text:c="3"/>da_acwocalls INT, <text:s text:c="3"/>da_acwotime INT, <text:s text:c="3"/>da_acwoadjcalls INT, <text:s text:c="3"/>da_acwooffcalls INT, <text:s text:c="3"/>da_acwoofftime INT, <text:s text:c="3"/>noansredir INT, <text:s text:c="3"/>incomplete INT, <text:s text:c="3"/>acdauxoutcalls INT, <text:s text:c="3"/>i_acdaux_outtime INT, <text:s text:c="3"/>i_acdauxintime INT, <text:s text:c="3"/>i_acdothertime INT, <text:s text:c="3"/>phantomabns INT, <text:s text:c="3"/>i_auxtime INT, <text:s text:c="3"/>holdacdtime INT, <text:s text:c="3"/>da_release INT, <text:s text:c="3"/>acd_release INT, <text:s text:c="3"/>ti_auxtime0 INT, <text:s text:c="3"/>ti_auxtime1 INT, <text:s text:c="3"/>ti_auxtime2 INT, <text:s text:c="3"/>ti_auxtime3 INT, <text:s text:c="3"/>ti_auxtime4 INT, <text:s text:c="3"/>ti_auxtime5 INT, <text:s text:c="3"/>ti_auxtime6 INT, <text:s text:c="3"/>ti_auxtime7 INT, <text:s text:c="3"/>ti_auxtime8 INT, <text:s text:c="3"/>ti_auxtime9 INT, <text:s text:c="3"/>acdcalls_r1 INT, <text:s text:c="3"/>acdcalls_r2 INT, <text:s text:c="3"/>i_otherstbytime INT, <text:s text:c="3"/>i_auxstbytime INT ) PARTITIONED BY ( <text:s text:c="2"/>par_day INT ) STORED AS PARQUET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vdndim</text:p>
          </table:table-cell>
          <table:table-cell table:style-name="ce2" office:value-type="string" calcext:value-type="string">
            <text:p>CREATE TABLE cm.vdndim ( <text:s text:c="2"/>vdnkey INT, <text:s text:c="3"/>vdnid INT, <text:s text:c="3"/>sourceid INT, <text:s text:c="3"/>sourcename STRING, <text:s text:c="3"/>sourcedisplayname STRING, <text:s text:c="3"/>acd INT, <text:s text:c="3"/>acdname STRING, <text:s text:c="3"/>acddisplayname STRING, <text:s text:c="3"/>vdnname STRING, <text:s text:c="3"/>vdndisplayname STRING, <text:s text:c="3"/>cms STRING ) PARTITIONED BY ( <text:s text:c="2"/>par_day INT ) STORED AS PARQUET 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21:43.621000000</meta:creation-date>
    <dc:date>2017-01-05T14:59:46.524000000</dc:date>
    <meta:editing-duration>PT7M42S</meta:editing-duration>
    <meta:editing-cycles>1</meta:editing-cycles>
    <meta:document-statistic meta:table-count="1" meta:cell-count="38" meta:object-count="0"/>
    <meta:generator>LibreOffice/5.0.4.1$Windows_x86 LibreOffice_project/2def61bcbb29a7a8611b833682fe1291910b11ad</meta:generator>
  </office:meta>
</office:document-meta>
</file>